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EngineManager.ScriptEngin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ScriptEngineManager( ClassLoader classLoad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criptEngineManager.registerEngineExtension( String extension , ScriptEngin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getGlobal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ge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EngineManager.put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EngineManager.registerEngineMimeType( String type , ScriptEngin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getEngineByMimeType( String mime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criptEngineManager.getEngineByName( String short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criptEngineManager.getEngineByExtension( String exten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criptEngineManager.getEngineFactor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riptEngineManager.registerEngineName( String name , ScriptEngin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setGlobalScope( Bindings global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getClassNames( URL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